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32000000320558E66A7024329F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1772in" svg:y="0in" svg:width="6.9252in" svg:height="6.9252in" draw:z-index="0"><draw:image xlink:href="Pictures/100000000000032000000320558E66A7024329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24T09:48:13.816385342</meta:creation-date>
    <dc:date>2019-09-24T09:50:57.387162332</dc:date>
    <meta:editing-duration>PT2M4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1.2$Linux_X86_64 LibreOffice_project/522b3d05dbc14df140b4b4e8cb5fa288e6bf2465</meta:generator>
  </office:meta>
</office:document-meta>
</file>